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100000001D0C57EE6AB9E008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9.604cm"/>
    </style:style>
    <style:style style:name="Table1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8.797cm" style:rel-column-width="32022*"/>
    </style:style>
    <style:style style:name="title.B" style:family="table-column">
      <style:table-column-properties style:column-width="9.206cm" style:rel-column-width="33513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title.B1" style:family="table-cell">
      <style:table-cell-properties style:vertical-align="middle" fo:padding="0.097cm" fo:border-left="none" fo:border-right="none" fo:border-top="none" fo:border-bottom="1pt solid #21409a"/>
    </style:style>
    <style:style style:name="title.A2" style:family="table-cell">
      <style:table-cell-properties fo:padding="0.097cm" fo:border="none"/>
    </style:style>
    <style:style style:name="title.B2" style:family="table-cell">
      <style:table-cell-properties fo:padding="0.097cm" fo:border="none"/>
    </style:style>
    <style:style style:name="title.A3" style:family="table-cell">
      <style:table-cell-properties fo:padding="0.097cm" fo:border="none"/>
    </style:style>
    <style:style style:name="items" style:family="table">
      <style:table-properties style:width="17.992cm" fo:margin-left="-0.004cm" table:align="left" fo:background-color="transparent" style:may-break-between-rows="true">
        <style:background-image/>
      </style:table-properties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773cm"/>
    </style:style>
    <style:style style:name="items.D" style:family="table-column">
      <style:table-column-properties style:column-width="1.704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1" style:family="table-row">
      <style:table-row-properties fo:background-color="transparent" fo:keep-together="always">
        <style:background-image/>
      </style:table-row-properties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2" style:family="table-row">
      <style:table-row-properties fo:keep-together="always"/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vat-totals" style:family="table">
      <style:table-properties style:width="8.752cm" table:align="margins" fo:background-color="transparent">
        <style:background-image/>
      </style:table-properties>
    </style:style>
    <style:style style:name="vat-totals.A" style:family="table-column">
      <style:table-column-properties style:column-width="4.009cm" style:rel-column-width="30020*"/>
    </style:style>
    <style:style style:name="vat-totals.B" style:family="table-column">
      <style:table-column-properties style:column-width="1.097cm" style:rel-column-width="8214*"/>
    </style:style>
    <style:style style:name="vat-totals.C" style:family="table-column">
      <style:table-column-properties style:column-width="1.757cm" style:rel-column-width="13154*"/>
    </style:style>
    <style:style style:name="vat-totals.D" style:family="table-column">
      <style:table-column-properties style:column-width="1.889cm" style:rel-column-width="14147*"/>
    </style:style>
    <style:style style:name="vat-totals.1" style:family="table-row">
      <style:table-row-properties fo:background-color="transparent">
        <style:background-image/>
      </style:table-row-properties>
    </style:style>
    <style:style style:name="vat-totals.A1" style:family="table-cell">
      <style:table-cell-properties fo:background-color="#eeeeee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vat-totals.D1" style:family="table-cell">
      <style:table-cell-properties fo:background-color="#eeeeee" fo:padding="0.049cm" fo:border="0.05pt solid #cccccc" style:writing-mode="page">
        <style:background-image/>
      </style:table-cell-properties>
    </style:style>
    <style:style style:name="vat-totals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vat-totals.B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vat-totals.C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vat-totals.D2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otal" style:family="table">
      <style:table-properties style:width="7.516cm" table:align="right" fo:background-color="transparent">
        <style:background-image/>
      </style:table-properties>
    </style:style>
    <style:style style:name="total.A" style:family="table-column">
      <style:table-column-properties style:column-width="3.122cm"/>
    </style:style>
    <style:style style:name="total.B" style:family="table-column">
      <style:table-column-properties style:column-width="4.394cm"/>
    </style:style>
    <style:style style:name="total.1" style:family="table-row">
      <style:table-row-properties fo:background-color="transparent">
        <style:background-image/>
      </style:table-row-properties>
    </style:style>
    <style:style style:name="total.A1" style:family="table-cell">
      <style:table-cell-properties fo:background-color="#eeeeee" style:writing-mode="page">
        <style:background-image/>
      </style:table-cell-properties>
    </style:style>
    <style:style style:name="total.B1" style:family="table-cell">
      <style:table-cell-properties style:writing-mode="page"/>
    </style:style>
    <style:style style:name="total.B2" style:family="table-cell">
      <style:table-cell-properties style:writing-mode="page"/>
    </style:style>
    <style:style style:name="total.B3" style:family="table-cell">
      <style:table-cell-properties style:writing-mode="page"/>
    </style:style>
    <style:style style:name="affair-detail-title" style:family="table">
      <style:table-properties style:width="18.002cm" table:align="margins" style:may-break-between-rows="false"/>
    </style:style>
    <style:style style:name="affair-detail-title.A" style:family="table-column">
      <style:table-column-properties style:column-width="18.002cm" style:rel-column-width="65535*"/>
    </style:style>
    <style:style style:name="affair-detail-title.A1" style:family="table-cell">
      <style:table-cell-properties fo:padding="0.097cm" fo:border="0.05pt solid #808080"/>
    </style:style>
    <style:style style:name="details" style:family="table">
      <style:table-properties style:width="18.002cm" table:align="margins" style:may-break-between-rows="false"/>
    </style:style>
    <style:style style:name="details.A" style:family="table-column">
      <style:table-column-properties style:column-width="3.6cm" style:rel-column-width="13107*"/>
    </style:style>
    <style:style style:name="details.1" style:family="table-row">
      <style:table-row-properties fo:keep-together="always"/>
    </style:style>
    <style:style style:name="detai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tails.E1" style:family="table-cell">
      <style:table-cell-properties fo:background-color="#eeeeee" fo:padding="0.097cm" fo:border="0.05pt solid #000000">
        <style:background-image/>
      </style:table-cell-properties>
    </style:style>
    <style:style style:name="details.A2" style:family="table-cell">
      <style:table-cell-properties fo:padding="0.097cm" fo:border-left="0.05pt solid #000000" fo:border-right="none" fo:border-top="none" fo:border-bottom="0.05pt solid #000000"/>
    </style:style>
    <style:style style:name="details.B2" style:family="table-cell">
      <style:table-cell-properties fo:padding="0.097cm" fo:border-left="0.05pt solid #000000" fo:border-right="none" fo:border-top="none" fo:border-bottom="0.05pt solid #000000"/>
    </style:style>
    <style:style style:name="details.C2" style:family="table-cell">
      <style:table-cell-properties fo:padding="0.097cm" fo:border-left="0.05pt solid #000000" fo:border-right="none" fo:border-top="none" fo:border-bottom="0.05pt solid #000000"/>
    </style:style>
    <style:style style:name="details.D2" style:family="table-cell">
      <style:table-cell-properties fo:padding="0.097cm" fo:border-left="0.05pt solid #000000" fo:border-right="none" fo:border-top="none" fo:border-bottom="0.05pt solid #000000"/>
    </style:style>
    <style:style style:name="details.E2" style:family="table-cell">
      <style:table-cell-properties fo:padding="0.097cm" fo:border-left="0.05pt solid #000000" fo:border-right="0.05pt solid #000000" fo:border-top="none" fo:border-bottom="0.05pt solid #000000"/>
    </style:style>
    <style:style style:name="affait-totals" style:family="table">
      <style:table-properties style:width="18.002cm" table:align="margins" style:may-break-between-rows="false"/>
    </style:style>
    <style:style style:name="affait-totals.A" style:family="table-column">
      <style:table-column-properties style:column-width="4.496cm" style:rel-column-width="16367*"/>
    </style:style>
    <style:style style:name="affait-totals.B" style:family="table-column">
      <style:table-column-properties style:column-width="6.299cm" style:rel-column-width="22930*"/>
    </style:style>
    <style:style style:name="affait-totals.C" style:family="table-column">
      <style:table-column-properties style:column-width="7.207cm" style:rel-column-width="26238*"/>
    </style:style>
    <style:style style:name="affait-totals.1" style:family="table-row">
      <style:table-row-properties fo:keep-together="always"/>
    </style:style>
    <style:style style:name="affait-totals.A1" style:family="table-cell">
      <style:table-cell-properties fo:padding="0.097cm" fo:border-left="none" fo:border-right="none" fo:border-top="0.05pt solid #000000" fo:border-bottom="none"/>
    </style:style>
    <style:style style:name="affait-totals.B1" style:family="table-cell" style:data-style-name="N10011">
      <style:table-cell-properties fo:padding="0.097cm" fo:border-left="none" fo:border-right="none" fo:border-top="0.05pt solid #000000" fo:border-bottom="none"/>
    </style:style>
    <style:style style:name="affait-totals.C1" style:family="table-cell">
      <style:table-cell-properties fo:padding="0.097cm" fo:border="0.05pt solid #000000"/>
    </style:style>
    <style:style style:name="sales-conditions" style:family="table">
      <style:table-properties style:width="18.002cm" table:align="margins" style:may-break-between-rows="false"/>
    </style:style>
    <style:style style:name="sales-conditions.A" style:family="table-column">
      <style:table-column-properties style:column-width="18.002cm" style:rel-column-width="65535*"/>
    </style:style>
    <style:style style:name="sales-conditions.A1" style:family="table-cell">
      <style:table-cell-properties fo:padding="0.097cm" fo:border="none"/>
    </style:style>
    <style:style style:name="payment-mode-complement" style:family="table">
      <style:table-properties style:width="18.002cm" table:align="margins"/>
    </style:style>
    <style:style style:name="payment-mode-complement.A" style:family="table-column">
      <style:table-column-properties style:column-width="18.002cm" style:rel-column-width="65535*"/>
    </style:style>
    <style:style style:name="payment-mode-complement.A1" style:family="table-cell">
      <style:table-cell-properties fo:padding="0.097cm" fo:border="none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 style:may-break-between-rows="false"/>
    </style:style>
    <style:style style:name="parcels.A" style:family="table-column">
      <style:table-column-properties style:column-width="3.6cm" style:rel-column-width="13107*"/>
    </style:style>
    <style:style style:name="parce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cels.E1" style:family="table-cell">
      <style:table-cell-properties fo:background-color="#eeeeee" fo:padding="0.097cm" fo:border="0.05pt solid #000000">
        <style:background-image/>
      </style:table-cell-properties>
    </style:style>
    <style:style style:name="parcels.A2" style:family="table-cell">
      <style:table-cell-properties fo:padding="0.097cm" fo:border-left="0.05pt solid #000000" fo:border-right="none" fo:border-top="none" fo:border-bottom="0.05pt solid #000000"/>
    </style:style>
    <style:style style:name="parcels.B2" style:family="table-cell">
      <style:table-cell-properties fo:padding="0.097cm" fo:border-left="0.05pt solid #000000" fo:border-right="none" fo:border-top="none" fo:border-bottom="0.05pt solid #000000"/>
    </style:style>
    <style:style style:name="parcels.C2" style:family="table-cell">
      <style:table-cell-properties fo:padding="0.097cm" fo:border-left="0.05pt solid #000000" fo:border-right="none" fo:border-top="none" fo:border-bottom="0.05pt solid #000000"/>
    </style:style>
    <style:style style:name="parcels.D2" style:family="table-cell">
      <style:table-cell-properties fo:padding="0.097cm" fo:border-left="0.05pt solid #000000" fo:border-right="none" fo:border-top="none" fo:border-bottom="0.05pt solid #000000"/>
    </style:style>
    <style:style style:name="parcel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17dae36"/>
    </style:style>
    <style:style style:name="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000000" style:font-name="Lato" fo:font-size="9pt" fo:font-style="italic" officeooo:rsid="01b4e51f" officeooo:paragraph-rsid="01f1dbcf" style:font-size-asian="7.84999990463257pt" style:font-style-asian="italic" style:font-size-complex="9pt" style:font-style-complex="italic"/>
    </style:style>
    <style:style style:name="P4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407f17" officeooo:paragraph-rsid="01407f17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ato" fo:font-size="10pt" fo:font-weight="normal" officeooo:rsid="0150e48b" officeooo:paragraph-rsid="0150e48b" style:font-size-asian="8.75pt" style:font-weight-asian="normal" style:font-size-complex="10pt" style:font-weight-complex="normal"/>
    </style:style>
    <style:style style:name="P6" style:family="paragraph" style:parent-style-name="Standard">
      <style:text-properties fo:color="#000000" style:font-name="Lato" fo:font-size="10pt" fo:font-weight="normal" officeooo:rsid="01fd9d86" officeooo:paragraph-rsid="01fd9d86" style:font-size-asian="8.75pt" style:font-weight-asian="normal" style:font-size-complex="10pt" style:font-weight-complex="normal"/>
    </style:style>
    <style:style style:name="P7" style:family="paragraph" style:parent-style-name="Standard">
      <style:text-properties fo:color="#000000" style:font-name="Lato" fo:font-size="8pt" fo:font-weight="normal" officeooo:rsid="01fd9d86" officeooo:paragraph-rsid="01fd9d86" style:font-size-asian="7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o" fo:font-size="8pt" fo:font-style="normal" fo:font-weight="normal" officeooo:rsid="022bf6c8" officeooo:paragraph-rsid="021b041d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style:text-properties fo:color="#000000" style:font-name="Lato" fo:font-size="4pt" fo:font-weight="normal" officeooo:rsid="00bcc573" officeooo:paragraph-rsid="01407edb" style:font-size-asian="3.5pt" style:font-weight-asian="normal" style:font-size-complex="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21409a" style:font-name="Lato" fo:font-size="13pt" fo:font-weight="bold" officeooo:rsid="00930d52" officeooo:paragraph-rsid="01407edb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end" style:justify-single-word="false"/>
      <style:text-properties officeooo:paragraph-rsid="0143c708"/>
    </style:style>
    <style:style style:name="P12" style:family="paragraph" style:parent-style-name="Standard">
      <style:paragraph-properties fo:text-align="end" style:justify-single-word="false"/>
      <style:text-properties officeooo:paragraph-rsid="002863be"/>
    </style:style>
    <style:style style:name="P13" style:family="paragraph" style:parent-style-name="Standard">
      <style:paragraph-properties fo:text-align="start" style:justify-single-word="false"/>
      <style:text-properties officeooo:paragraph-rsid="01f34da9"/>
    </style:style>
    <style:style style:name="P14" style:family="paragraph" style:parent-style-name="Standard">
      <style:text-properties officeooo:paragraph-rsid="01d181b5"/>
    </style:style>
    <style:style style:name="P15" style:family="paragraph" style:parent-style-name="Standard">
      <style:text-properties officeooo:rsid="01f2be22" officeooo:paragraph-rsid="01f2be22"/>
    </style:style>
    <style:style style:name="P16" style:family="paragraph" style:parent-style-name="Standard">
      <style:text-properties officeooo:paragraph-rsid="01f2be22"/>
    </style:style>
    <style:style style:name="P17" style:family="paragraph" style:parent-style-name="Standard">
      <style:text-properties fo:font-size="8pt" officeooo:paragraph-rsid="01f1dbcf" style:font-size-asian="7pt" style:font-size-complex="8pt"/>
    </style:style>
    <style:style style:name="P18" style:family="paragraph" style:parent-style-name="Standard">
      <style:text-properties fo:font-size="8pt" officeooo:paragraph-rsid="01d4e4e5" style:font-size-asian="7pt" style:font-size-complex="8pt"/>
    </style:style>
    <style:style style:name="P19" style:family="paragraph" style:parent-style-name="Standard">
      <style:text-properties officeooo:paragraph-rsid="01d305a3"/>
    </style:style>
    <style:style style:name="P20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1" style:family="paragraph" style:parent-style-name="Standard">
      <style:text-properties officeooo:paragraph-rsid="021ce5cf"/>
    </style:style>
    <style:style style:name="P22" style:family="paragraph" style:parent-style-name="Standard">
      <style:paragraph-properties fo:text-align="end" style:justify-single-word="false"/>
      <style:text-properties fo:font-size="4pt" officeooo:rsid="009f598c" officeooo:paragraph-rsid="002863be" style:font-size-asian="3.5pt" style:font-size-complex="4pt"/>
    </style:style>
    <style:style style:name="P23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Lato" fo:font-size="8pt" officeooo:rsid="019d1de3" officeooo:paragraph-rsid="01d4e4e5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Lato" fo:font-size="8pt" officeooo:rsid="01a8c2c3" officeooo:paragraph-rsid="01d4e4e5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Lato" fo:font-size="8pt" officeooo:rsid="021bb810" officeooo:paragraph-rsid="021bb810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Lato" fo:font-size="8pt" officeooo:rsid="0097132b" officeooo:paragraph-rsid="0097132b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Lato" fo:font-size="8pt" officeooo:rsid="00258c45" officeooo:paragraph-rsid="00258c45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Lato" fo:font-size="8pt" officeooo:rsid="00258c45" officeooo:paragraph-rsid="00365cf9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Lato" fo:font-size="8pt" officeooo:rsid="0099d84f" officeooo:paragraph-rsid="0099d84f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Lato" fo:font-size="8pt" officeooo:rsid="009eaa00" officeooo:paragraph-rsid="009eaa00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Lato" fo:font-size="8pt" officeooo:rsid="00efb57a" officeooo:paragraph-rsid="00efb57a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Lato" fo:font-size="8pt" officeooo:rsid="009b575f" officeooo:paragraph-rsid="009b575f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Lato" fo:font-size="8pt" officeooo:rsid="00f089b6" officeooo:paragraph-rsid="00f089b6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Lato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Lato" fo:font-size="10pt" fo:font-weight="bold" officeooo:rsid="01afe68c" officeooo:paragraph-rsid="01d4e4e5" style:font-size-asian="8.75pt" style:font-weight-asian="bold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Lato" fo:font-size="10pt" fo:font-weight="bold" officeooo:rsid="022c0e26" officeooo:paragraph-rsid="022c0e26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ato" fo:font-size="9pt" officeooo:paragraph-rsid="01d4e4e5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ato" fo:font-size="9pt" officeooo:rsid="01a4f4c3" officeooo:paragraph-rsid="01d4e4e5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" fo:font-size="9pt" officeooo:rsid="01274deb" officeooo:paragraph-rsid="01274deb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" fo:font-size="9pt" officeooo:rsid="012938c8" officeooo:paragraph-rsid="012938c8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" fo:font-size="9pt" officeooo:rsid="012acefc" officeooo:paragraph-rsid="012acefc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Lato" fo:font-size="9pt" officeooo:rsid="012c997c" officeooo:paragraph-rsid="012c997c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Lato" fo:font-size="9pt" officeooo:rsid="012dcde5" officeooo:paragraph-rsid="012dcde5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Lato" fo:font-size="9pt" fo:font-style="italic" officeooo:rsid="01eb23ac" officeooo:paragraph-rsid="01f1dbcf" style:font-size-asian="9pt" style:font-style-asian="italic" style:font-size-complex="9pt" style:font-style-complex="italic"/>
    </style:style>
    <style:style style:name="P48" style:family="paragraph" style:parent-style-name="Table_20_Contents">
      <style:paragraph-properties fo:text-align="start" style:justify-single-word="false"/>
      <style:text-properties style:font-name="Lato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49" style:family="paragraph" style:parent-style-name="Table_20_Contents">
      <style:text-properties style:font-name="Lato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50" style:family="paragraph" style:parent-style-name="Table_20_Contents">
      <style:text-properties style:font-name="Lato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51" style:family="paragraph" style:parent-style-name="Table_20_Contents">
      <style:text-properties style:font-name="Lato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Lato" fo:font-size="11pt" fo:font-weight="bold" officeooo:rsid="01a4f4c3" officeooo:paragraph-rsid="01d4e4e5" style:font-size-asian="11pt" style:font-weight-asian="bold" style:font-size-complex="11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Lato" fo:font-size="11pt" fo:font-weight="bold" officeooo:rsid="02294e50" officeooo:paragraph-rsid="02294e50" style:font-size-asian="11pt" style:font-weight-asian="bold" style:font-size-complex="11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Lato" fo:font-weight="bold" officeooo:rsid="0155b80c" officeooo:paragraph-rsid="01d5e775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Lato" fo:font-size="7pt" officeooo:rsid="022b3b2b" officeooo:paragraph-rsid="021ce5cf" style:font-size-asian="7pt" style:font-size-complex="7pt"/>
    </style:style>
    <style:style style:name="P57" style:family="paragraph" style:parent-style-name="Table_20_Contents">
      <style:paragraph-properties fo:text-align="center" style:justify-single-word="false"/>
      <style:text-properties style:font-name="Lato" fo:font-size="7pt" officeooo:rsid="022b3b2b" officeooo:paragraph-rsid="021ce5cf" style:font-size-asian="7pt" style:font-size-complex="7pt"/>
    </style:style>
    <style:style style:name="P58" style:family="paragraph" style:parent-style-name="Table_20_Contents">
      <style:paragraph-properties fo:text-align="center" style:justify-single-word="false"/>
      <style:text-properties style:font-name="Lato" fo:font-size="7pt" officeooo:rsid="022d6be3" officeooo:paragraph-rsid="021ce5cf" style:font-size-asian="7pt" style:font-size-complex="7pt"/>
    </style:style>
    <style:style style:name="P59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officeooo:paragraph-rsid="01497f7b"/>
    </style:style>
    <style:style style:name="P63" style:family="paragraph" style:parent-style-name="Table_20_Contents">
      <style:paragraph-properties fo:text-align="start" style:justify-single-word="false"/>
      <style:text-properties fo:color="#000000" style:font-name="Lato" fo:font-size="8pt" fo:font-weight="normal" officeooo:rsid="017bc5e3" officeooo:paragraph-rsid="021b041d" style:font-size-asian="8pt" style:font-weight-asian="normal" style:font-size-complex="8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font-size="8pt" fo:font-weight="normal" officeooo:paragraph-rsid="021b041d" style:font-size-asian="8pt" style:font-weight-asian="normal" style:font-size-complex="8pt" style:font-weight-complex="normal"/>
    </style:style>
    <style:style style:name="P65" style:family="paragraph" style:parent-style-name="Table_20_Heading">
      <style:text-properties officeooo:rsid="01d305a3" officeooo:paragraph-rsid="01d305a3"/>
    </style:style>
    <style:style style:name="P66" style:family="paragraph" style:parent-style-name="Table_20_Heading">
      <style:text-properties fo:font-size="10pt" style:font-size-asian="10pt" style:font-size-complex="10pt"/>
    </style:style>
    <style:style style:name="P67" style:family="paragraph" style:parent-style-name="Table_20_Heading">
      <style:text-properties fo:font-size="10pt" officeooo:rsid="019cbd7b" officeooo:paragraph-rsid="01d4e4e5" style:font-size-asian="10pt" style:font-size-complex="10pt"/>
    </style:style>
    <style:style style:name="P68" style:family="paragraph" style:parent-style-name="Table_20_Heading">
      <style:text-properties fo:font-size="10pt" officeooo:rsid="021bb810" officeooo:paragraph-rsid="021bb810" style:font-size-asian="10pt" style:font-size-complex="10pt"/>
    </style:style>
    <style:style style:name="P69" style:family="paragraph" style:parent-style-name="Table_20_Heading">
      <style:text-properties fo:font-size="10pt" officeooo:rsid="01a86f52" officeooo:paragraph-rsid="01d4e4e5" style:font-size-asian="10pt" style:font-size-complex="10pt"/>
    </style:style>
    <style:style style:name="P70" style:family="paragraph" style:parent-style-name="Table_20_Heading">
      <loext:graphic-properties draw:fill="none" draw:fill-color="#ffffff" draw:opacity="100%"/>
      <style:paragraph-properties fo:text-align="start" style:justify-single-word="false" fo:background-color="transparent"/>
      <style:text-properties fo:font-size="10pt" officeooo:rsid="022b3b2b" officeooo:paragraph-rsid="021ce5cf" style:font-size-asian="10pt" style:font-size-complex="10pt"/>
    </style:style>
    <style:style style:name="P71" style:family="paragraph" style:parent-style-name="Table_20_Heading">
      <loext:graphic-properties draw:fill="none" draw:fill-color="#ffffff" draw:opacity="100%"/>
      <style:paragraph-properties fo:background-color="transparent"/>
      <style:text-properties fo:font-size="10pt" officeooo:rsid="022b3b2b" officeooo:paragraph-rsid="021ce5cf" style:font-size-asian="10pt" style:font-size-complex="10pt"/>
    </style:style>
    <style:style style:name="P72" style:family="paragraph" style:parent-style-name="Table_20_Heading">
      <loext:graphic-properties draw:fill="none" draw:fill-color="#ffffff" draw:opacity="100%"/>
      <style:paragraph-properties fo:background-color="transparent"/>
      <style:text-properties fo:font-size="10pt" officeooo:rsid="022d6be3" officeooo:paragraph-rsid="021ce5cf" style:font-size-asian="10pt" style:font-size-complex="10pt"/>
    </style:style>
    <style:style style:name="P73" style:family="paragraph" style:parent-style-name="Table_20_Heading">
      <style:paragraph-properties fo:text-align="center" style:justify-single-word="false"/>
      <style:text-properties style:font-name="Lato" fo:font-size="10pt" officeooo:rsid="00930d52" officeooo:paragraph-rsid="00930d52" style:font-size-asian="10pt" style:font-size-complex="10pt"/>
    </style:style>
    <style:style style:name="P74" style:family="paragraph" style:parent-style-name="Table_20_Heading">
      <style:paragraph-properties fo:text-align="center" style:justify-single-word="false"/>
      <style:text-properties style:font-name="Lato" fo:font-size="10pt" officeooo:rsid="008f6058" officeooo:paragraph-rsid="008f6058" style:font-size-asian="10pt" style:font-size-complex="10pt"/>
    </style:style>
    <style:style style:name="P75" style:family="paragraph" style:parent-style-name="Table_20_Heading">
      <style:paragraph-properties fo:text-align="center" style:justify-single-word="false"/>
      <style:text-properties style:font-name="Lato" fo:font-size="10pt" officeooo:rsid="00943efe" officeooo:paragraph-rsid="00943efe" style:font-size-asian="10pt" style:font-size-complex="10pt"/>
    </style:style>
    <style:style style:name="P76" style:family="paragraph" style:parent-style-name="Table_20_Heading">
      <style:paragraph-properties fo:text-align="center" style:justify-single-word="false"/>
      <style:text-properties style:font-name="Lato" fo:font-size="10pt" officeooo:rsid="00f089b6" officeooo:paragraph-rsid="00f089b6" style:font-size-asian="10pt" style:font-size-complex="10pt"/>
    </style:style>
    <style:style style:name="P77" style:family="paragraph" style:parent-style-name="Standard" style:master-page-name="">
      <loext:graphic-properties draw:fill="none"/>
      <style:paragraph-properties fo:margin-left="8.4cm" fo:margin-right="0cm" fo:text-align="center" style:justify-single-word="false" fo:text-indent="0cm" style:auto-text-indent="false" style:page-number="auto" fo:background-color="transparent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78" style:family="paragraph" style:parent-style-name="Standard">
      <loext:graphic-properties draw:fill="none"/>
      <style:paragraph-properties fo:margin-left="8.4cm" fo:margin-right="0cm" fo:text-align="start" style:justify-single-word="false" fo:text-indent="0cm" style:auto-text-indent="false" fo:background-color="transparent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style:font-name="Lato" fo:font-size="9pt" fo:font-weight="normal" officeooo:rsid="01f73ea1" officeooo:paragraph-rsid="01f73ea1" style:font-size-asian="9pt" style:font-weight-asian="normal" style:font-size-complex="9pt" style:font-weight-complex="normal"/>
    </style:style>
    <style:style style:name="P80" style:family="paragraph" style:parent-style-name="Table_20_Contents">
      <loext:graphic-properties draw:fill="none"/>
      <style:paragraph-properties fo:margin-left="1.499cm" fo:margin-right="0cm" fo:text-align="start" style:justify-single-word="false" fo:text-indent="0cm" style:auto-text-indent="false" fo:background-color="transparent" text:number-lines="false" text:line-number="0"/>
      <style:text-properties style:font-name="Lato" fo:font-size="9pt" fo:font-weight="normal" officeooo:rsid="01f53c17" officeooo:paragraph-rsid="01f53c17" style:font-size-asian="9pt" style:font-weight-asian="normal" style:font-size-complex="9pt" style:font-weight-complex="normal"/>
    </style:style>
    <style:style style:name="P81" style:family="paragraph" style:parent-style-name="Standard">
      <style:paragraph-properties fo:break-before="column"/>
      <style:text-properties officeooo:paragraph-rsid="021ce5cf"/>
    </style:style>
    <style:style style:name="P82" style:family="paragraph" style:parent-style-name="Table_20_Contents">
      <style:paragraph-properties fo:text-align="center" style:justify-single-word="false"/>
      <style:text-properties style:font-name="Lato" fo:font-size="8pt" officeooo:rsid="00258c45" officeooo:paragraph-rsid="00258c45" style:font-size-asian="8pt" style:font-size-complex="8pt"/>
    </style:style>
    <style:style style:name="P83" style:family="paragraph" style:parent-style-name="Table_20_Contents">
      <style:paragraph-properties fo:text-align="center" style:justify-single-word="false"/>
      <style:text-properties style:font-name="Lato" fo:font-size="6pt" fo:font-style="italic" officeooo:rsid="022180e7" officeooo:paragraph-rsid="022180e7" style:font-size-asian="6pt" style:font-style-asian="italic" style:font-size-complex="6pt" style:font-style-complex="italic"/>
    </style:style>
    <style:style style:name="T1" style:family="text">
      <style:text-properties officeooo:rsid="0207b8c9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fo:font-style="normal" officeooo:rsid="014cfdef" style:font-style-asian="normal" style:font-style-complex="normal"/>
    </style:style>
    <style:style style:name="T4" style:family="text">
      <style:text-properties fo:color="#000000" fo:font-style="normal" officeooo:rsid="014b05c9" style:font-style-asian="normal" style:font-style-complex="normal"/>
    </style:style>
    <style:style style:name="T5" style:family="text">
      <style:text-properties fo:color="#000000" fo:font-style="normal" officeooo:rsid="01ae0a77" style:font-style-asian="normal" style:font-style-complex="normal"/>
    </style:style>
    <style:style style:name="T6" style:family="text">
      <style:text-properties fo:color="#000000" style:font-name="Lato" fo:font-size="8pt" fo:font-style="normal" fo:font-weight="normal" officeooo:rsid="0148899f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color="#000000" style:font-name="Lato" fo:font-size="10pt" fo:font-weight="normal" officeooo:rsid="01f34da9" style:font-size-asian="8.75pt" style:font-weight-asian="normal" style:font-size-complex="10pt" style:font-weight-complex="normal"/>
    </style:style>
    <style:style style:name="T8" style:family="text">
      <style:text-properties fo:color="#000000" style:font-name="Lato" fo:font-size="10pt" fo:font-weight="normal" officeooo:rsid="0152e917" style:font-size-asian="8.75pt" style:font-weight-asian="normal" style:font-size-complex="10pt" style:font-weight-complex="normal"/>
    </style:style>
    <style:style style:name="T9" style:family="text">
      <style:text-properties fo:color="#000000" style:font-name="Lato" fo:font-size="10pt" fo:font-weight="normal" officeooo:rsid="01ff6b07" style:font-size-asian="8.75pt" style:font-weight-asian="normal" style:font-size-complex="10pt" style:font-weight-complex="normal"/>
    </style:style>
    <style:style style:name="T10" style:family="text">
      <style:text-properties fo:color="#000000" style:font-name="Lato" fo:font-size="10pt" fo:font-weight="normal" officeooo:rsid="0143c708" style:font-size-asian="8.75pt" style:font-weight-asian="normal" style:font-size-complex="10pt" style:font-weight-complex="normal"/>
    </style:style>
    <style:style style:name="T11" style:family="text">
      <style:text-properties fo:color="#000000" style:font-name="Lato" fo:font-size="10pt" fo:font-weight="normal" officeooo:rsid="01527fba" style:font-size-asian="8.75pt" style:font-weight-asian="normal" style:font-size-complex="10pt" style:font-weight-complex="normal"/>
    </style:style>
    <style:style style:name="T12" style:family="text">
      <style:text-properties fo:color="#000000" style:font-name="Lato" officeooo:rsid="02367287"/>
    </style:style>
    <style:style style:name="T13" style:family="text">
      <style:text-properties fo:color="#000000" style:font-name="Lato" officeooo:rsid="01bdeb22"/>
    </style:style>
    <style:style style:name="T14" style:family="text">
      <style:text-properties fo:color="#000000" style:font-name="Lato" officeooo:rsid="022bf6c8"/>
    </style:style>
    <style:style style:name="T15" style:family="text">
      <style:text-properties fo:color="#000000" style:font-name="Lato1" fo:font-style="normal" style:font-style-asian="normal"/>
    </style:style>
    <style:style style:name="T16" style:family="text">
      <style:text-properties fo:color="#000000" style:font-name="Lato1" fo:font-style="normal" officeooo:rsid="01ae0a77" style:font-style-asian="normal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808080" style:font-name="Lato" fo:font-size="8pt" fo:font-style="italic" fo:font-weight="normal" officeooo:rsid="01315fd2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fo:color="#808080" style:font-name="Lato" fo:font-size="8pt" fo:font-style="italic" fo:font-weight="normal" officeooo:rsid="020192b8" style:font-size-asian="8pt" style:font-style-asian="italic" style:font-weight-asian="normal" style:font-size-complex="8pt" style:font-style-complex="italic" style:font-weight-complex="normal"/>
    </style:style>
    <style:style style:name="T20" style:family="text">
      <style:text-properties fo:color="#808080" style:font-name="Lato" fo:font-size="8pt" fo:font-style="italic" fo:font-weight="normal" officeooo:rsid="02045208" style:font-size-asian="8pt" style:font-style-asian="italic" style:font-weight-asian="normal" style:font-size-complex="8pt" style:font-style-complex="italic" style:font-weight-complex="normal"/>
    </style:style>
    <style:style style:name="T21" style:family="text">
      <style:text-properties officeooo:rsid="01e875fb"/>
    </style:style>
    <style:style style:name="T22" style:family="text">
      <style:text-properties officeooo:rsid="0102c83e"/>
    </style:style>
    <style:style style:name="T23" style:family="text">
      <style:text-properties officeooo:rsid="00eb061b"/>
    </style:style>
    <style:style style:name="T24" style:family="text">
      <style:text-properties officeooo:rsid="00943efe"/>
    </style:style>
    <style:style style:name="T25" style:family="text">
      <style:text-properties officeooo:rsid="01527fba"/>
    </style:style>
    <style:style style:name="T26" style:family="text">
      <style:text-properties officeooo:rsid="0152e917"/>
    </style:style>
    <style:style style:name="T27" style:family="text">
      <style:text-properties officeooo:rsid="01ac2c3b"/>
    </style:style>
    <style:style style:name="T28" style:family="text">
      <style:text-properties officeooo:rsid="01ae0a77"/>
    </style:style>
    <style:style style:name="T29" style:family="text">
      <style:text-properties officeooo:rsid="01afa457"/>
    </style:style>
    <style:style style:name="T30" style:family="text">
      <style:text-properties officeooo:rsid="01b15def"/>
    </style:style>
    <style:style style:name="T31" style:family="text">
      <style:text-properties officeooo:rsid="0157ccff"/>
    </style:style>
    <style:style style:name="T32" style:family="text">
      <style:text-properties officeooo:rsid="02079fe8"/>
    </style:style>
    <style:style style:name="T33" style:family="text">
      <style:text-properties officeooo:rsid="01588342"/>
    </style:style>
    <style:style style:name="T34" style:family="text">
      <style:text-properties officeooo:rsid="022bf6c8"/>
    </style:style>
    <style:style style:name="T35" style:family="text">
      <style:text-properties officeooo:rsid="02367287"/>
    </style:style>
    <style:style style:name="T36" style:family="text">
      <style:text-properties officeooo:rsid="022c0e26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.088cm" fo:margin-right="0.111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editable="false">
        <style:columns fo:column-count="2">
          <style:column style:rel-width="5103*" fo:start-indent="0cm" fo:end-indent="0.249cm"/>
          <style:column style:rel-width="5103*" fo:start-indent="0.249cm" fo:end-indent="0cm"/>
        </style:columns>
      </style:section-properties>
    </style:style>
    <number:percentage-style style:name="N10011" number:language="fr" number:country="FR">
      <number:number number:decimal-places="2" loext:min-decimal-places="2" number:min-integer-digits="1"/>
      <number:text> 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756392310384">
          <table:table-cell table:style-name="Table1.A1" office:value-type="string">
            <text:p text:style-name="P48"><draw:frame draw:style-name="fr1" draw:name="company_logo" text:anchor-type="paragraph" svg:width="2.101cm" svg:height="2.101cm" draw:z-index="0"><draw:image xlink:href="Pictures/100000000000000100000001D0C57EE6AB9E0086.png" xlink:type="simple" xlink:show="embed" xlink:actuate="onLoad" loext:mime-type="image/png"/></draw:frame>[COMPANY_ADDRESS]</text:p>
          </table:table-cell>
          <table:table-cell table:style-name="Table1.A1" table:number-rows-spanned="5" office:value-type="string">
            <text:p text:style-name="P37"/>
            <text:p text:style-name="P37"/>
            <text:p text:style-name="P37"/>
            <text:p text:style-name="P37"/>
            <text:p text:style-name="P37"/>
            <text:p text:style-name="P52">Adresse de facturation:</text:p>
            <text:p text:style-name="P37"/>
            <text:p text:style-name="P80">[INVOICE_ADDRESS]</text:p>
          </table:table-cell>
        </table:table-row>
        <table:table-row table:style-name="TableLine94756392239520">
          <table:table-cell table:style-name="Table1.A1" office:value-type="string">
            <text:p text:style-name="P49">[COMPANY_PHONE]</text:p>
          </table:table-cell>
          <table:covered-table-cell/>
        </table:table-row>
        <table:table-row table:style-name="TableLine94756392764320">
          <table:table-cell table:style-name="Table1.A1" office:value-type="string">
            <text:p text:style-name="P50">[COMPANY_EMAIL]</text:p>
          </table:table-cell>
          <table:covered-table-cell/>
        </table:table-row>
        <table:table-row table:style-name="TableLine94756392765312">
          <table:table-cell table:style-name="Table1.A1" office:value-type="string">
            <text:p text:style-name="P51">[COMPANY_WEBSITE]</text:p>
          </table:table-cell>
          <table:covered-table-cell/>
        </table:table-row>
        <table:table-row table:style-name="TableLine94756392766400">
          <table:table-cell table:style-name="Table1.A1" office:value-type="string">
            <text:p text:style-name="P63"><text:span text:style-name="T33">Banque : </text:span><text:span text:style-name="T34">[BANK_NAME]</text:span></text:p>
            <text:p text:style-name="P64"><text:span text:style-name="T12">C</text:span><text:span text:style-name="T13">ompte : </text:span><text:span text:style-name="T14">[ACCOUNT_HOLDER_NAME]</text:span></text:p>
            <text:p text:style-name="P8">BIC/SWIF<text:span text:style-name="T35">T</text:span> : [BANK_IDENTIFIER_CODE]</text:p>
            <text:p text:style-name="P8">IBAN : [IBAN]</text:p>
          </table:table-cell>
          <table:covered-table-cell/>
        </table:table-row>
      </table:table>
      <text:p text:style-name="P15"/>
      <text:section text:style-name="Sect1" text:name="Section-delivery-address">
        <text:p text:style-name="P77">Adresse de livraison:</text:p>
        <text:p text:style-name="P78"/>
        <text:p text:style-name="P79">[DELIVERY_ADDRESS]</text:p>
      </text:section>
      <text:p text:style-name="P16"/>
      <table:table table:name="title" table:style-name="title">
        <table:table-column table:style-name="title.A"/>
        <table:table-column table:style-name="title.B"/>
        <table:table-row table:style-name="TableLine94756392785536">
          <table:table-cell table:style-name="title.A1" office:value-type="string">
            <text:p text:style-name="P10"><text:span text:style-name="T22">[TITLE] - </text:span><text:s/><text:span text:style-name="T23">[NUMBER]</text:span></text:p>
          </table:table-cell>
          <table:table-cell table:style-name="title.B1" office:value-type="string">
            <text:p text:style-name="P4"><text:span text:style-name="T25">Date de facturation : </text:span>[INVOICED_AT]</text:p>
          </table:table-cell>
        </table:table-row>
        <table:table-row table:style-name="TableLine94756392796000">
          <table:table-cell table:style-name="title.A2" office:value-type="string">
            <text:p text:style-name="P5"><text:span text:style-name="T26">Responsable : </text:span>[RESPONSIBLE]</text:p>
          </table:table-cell>
          <table:table-cell table:style-name="title.B2" office:value-type="string">
            <text:p text:style-name="P11"><text:span text:style-name="T11">D</text:span><text:span text:style-name="T9">ate limite de paiement : </text:span><text:span text:style-name="T10">[EXPIRED_AT]</text:span></text:p>
          </table:table-cell>
        </table:table-row>
        <table:table-row table:style-name="TableLine94756392797392">
          <table:table-cell table:style-name="title.A3" table:number-columns-spanned="2" office:value-type="string">
            <text:p text:style-name="P13"><text:span text:style-name="T7">Numéro du bon de commande</text:span><text:span text:style-name="T8"> : </text:span><text:span text:style-name="T7">[CLIENT_REFERENCE]</text:span></text:p>
          </table:table-cell>
          <table:covered-table-cell/>
        </table:table-row>
      </table:table>
      <text:p text:style-name="P9"/>
      <text:section text:style-name="Sect2" text:name="Section-description">
        <text:p text:style-name="P6">[DESCRIPTION]</text:p>
        <text:p text:style-name="P7"/>
      </text:section>
      <text:p text:style-name="P9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 table:style-name="items.1">
            <table:table-cell table:style-name="items.A1" office:value-type="string">
              <text:p text:style-name="P73">Code</text:p>
            </table:table-cell>
            <table:table-cell table:style-name="items.A1" office:value-type="string">
              <text:p text:style-name="P66">Désignation</text:p>
            </table:table-cell>
            <table:table-cell table:style-name="items.A1" office:value-type="string">
              <text:p text:style-name="P74">Qté</text:p>
            </table:table-cell>
            <table:table-cell table:style-name="items.A1" office:value-type="string">
              <text:p text:style-name="P75">PU HT</text:p>
            </table:table-cell>
            <table:table-cell table:style-name="items.A1" office:value-type="string">
              <text:p text:style-name="P75">Remise <text:span text:style-name="T32">(%)</text:span></text:p>
            </table:table-cell>
            <table:table-cell table:style-name="items.A1" office:value-type="string">
              <text:p text:style-name="P75">Montant</text:p>
              <text:p text:style-name="P75">HT</text:p>
            </table:table-cell>
            <table:table-cell table:style-name="items.A1" office:value-type="string">
              <text:p text:style-name="P74"><text:span text:style-name="T24">Montant</text:span> <text:span text:style-name="T24">TVA</text:span></text:p>
            </table:table-cell>
            <table:table-cell table:style-name="items.A1" office:value-type="string">
              <text:p text:style-name="P75">Taux</text:p>
              <text:p text:style-name="P75">TVA</text:p>
            </table:table-cell>
            <table:table-cell table:style-name="items.I1" office:value-type="string">
              <text:p text:style-name="P76">Montant</text:p>
              <text:p text:style-name="P76">TTC</text:p>
            </table:table-cell>
          </table:table-row>
        </table:table-header-rows>
        <table:table-row table:style-name="items.2">
          <table:table-cell table:style-name="items.A2" office:value-type="string">
            <text:p text:style-name="P29">[CODE]</text:p>
          </table:table-cell>
          <table:table-cell table:style-name="items.B2" office:value-type="string">
            <text:p text:style-name="P30">[VARIANT]</text:p>
            <text:p text:style-name="P83">[ANNOTATION]</text:p>
          </table:table-cell>
          <table:table-cell table:style-name="items.C2" office:value-type="string">
            <text:p text:style-name="P30">[QUANTITY]</text:p>
          </table:table-cell>
          <table:table-cell table:style-name="items.D2" office:value-type="string">
            <text:p text:style-name="P32">[UNIT_PRETAX_AMOUNT]</text:p>
          </table:table-cell>
          <table:table-cell table:style-name="items.E2" office:value-type="string">
            <text:p text:style-name="P33">[DISCOUNT]</text:p>
          </table:table-cell>
          <table:table-cell table:style-name="items.F2" office:value-type="string">
            <text:p text:style-name="P31">[PRETAX_AMOUNT]</text:p>
          </table:table-cell>
          <table:table-cell table:style-name="items.G2" office:value-type="string">
            <text:p text:style-name="P34">[VAT_AMOUNT]</text:p>
          </table:table-cell>
          <table:table-cell table:style-name="items.H2" office:value-type="string">
            <text:p text:style-name="P35">[VAT_RATE]</text:p>
          </table:table-cell>
          <table:table-cell table:style-name="items.I2" office:value-type="string">
            <text:p text:style-name="P36">[AMOUNT]</text:p>
          </table:table-cell>
        </table:table-row>
      </table:table>
      <text:p text:style-name="P22"/>
      <text:section text:style-name="Sect3" text:name="Section-vat-totals">
        <text:p text:style-name="P20"/>
        <table:table table:name="vat-totals" table:style-name="vat-totals">
          <table:table-column table:style-name="vat-totals.A"/>
          <table:table-column table:style-name="vat-totals.B"/>
          <table:table-column table:style-name="vat-totals.C"/>
          <table:table-column table:style-name="vat-totals.D"/>
          <table:table-header-rows>
            <table:table-row table:style-name="vat-totals.1">
              <table:table-cell table:style-name="vat-totals.A1" office:value-type="string">
                <text:p text:style-name="P70">Taxe</text:p>
              </table:table-cell>
              <table:table-cell table:style-name="vat-totals.A1" office:value-type="string">
                <text:p text:style-name="P72">Taux</text:p>
              </table:table-cell>
              <table:table-cell table:style-name="vat-totals.A1" office:value-type="string">
                <text:p text:style-name="P71">Base HT</text:p>
              </table:table-cell>
              <table:table-cell table:style-name="vat-totals.D1" office:value-type="string">
                <text:p text:style-name="P71">Montant</text:p>
              </table:table-cell>
            </table:table-row>
          </table:table-header-rows>
          <table:table-row table:style-name="TableLine94756392839600">
            <table:table-cell table:style-name="vat-totals.A2" office:value-type="string">
              <text:p text:style-name="P56">[VAT_NAME]</text:p>
            </table:table-cell>
            <table:table-cell table:style-name="vat-totals.B2" office:value-type="string">
              <text:p text:style-name="P58">[VAT_RATE]</text:p>
            </table:table-cell>
            <table:table-cell table:style-name="vat-totals.C2" office:value-type="string">
              <text:p text:style-name="P57">[VAT_BASE]</text:p>
            </table:table-cell>
            <table:table-cell table:style-name="vat-totals.D2" office:value-type="string">
              <text:p text:style-name="P57">[VAT_AMOUNT]</text:p>
            </table:table-cell>
          </table:table-row>
        </table:table>
        <text:p text:style-name="P21"/>
        <text:p text:style-name="P81"/>
        <table:table table:name="total" table:style-name="total">
          <table:table-column table:style-name="total.A"/>
          <table:table-column table:style-name="total.B"/>
          <table:table-row table:style-name="total.1">
            <table:table-cell table:style-name="total.A1" office:value-type="string">
              <text:p text:style-name="P39">Total HT <text:s/></text:p>
            </table:table-cell>
            <table:table-cell table:style-name="total.B1" office:value-type="string">
              <text:p text:style-name="P54">[TOTAL_PRETAX] <text:span text:style-name="T36">€</text:span></text:p>
            </table:table-cell>
          </table:table-row>
          <table:table-row table:style-name="total.1">
            <table:table-cell table:style-name="total.A1" office:value-type="string">
              <text:p text:style-name="P39">Total TVA</text:p>
            </table:table-cell>
            <table:table-cell table:style-name="total.B2" office:value-type="string">
              <text:p text:style-name="P54">[TOTAL_VAT] <text:span text:style-name="T36">€</text:span></text:p>
            </table:table-cell>
          </table:table-row>
          <table:table-row table:style-name="total.1">
            <table:table-cell table:style-name="total.A1" office:value-type="string">
              <text:p text:style-name="P39">Total TTC</text:p>
            </table:table-cell>
            <table:table-cell table:style-name="total.B3" office:value-type="string">
              <text:p text:style-name="P54">[TOTAL] <text:span text:style-name="T36">€</text:span></text:p>
            </table:table-cell>
          </table:table-row>
        </table:table>
        <text:p text:style-name="P21"/>
      </text:section>
      <text:p text:style-name="P12"/>
      <text:section text:style-name="Sect2" text:name="Section-details">
        <table:table table:name="affair-detail-title" table:style-name="affair-detail-title">
          <table:table-column table:style-name="affair-detail-title.A"/>
          <table:table-row table:style-name="TableLine94756392855008">
            <table:table-cell table:style-name="affair-detail-title.A1" office:value-type="string">
              <text:p text:style-name="P38">Récapitulatif de l’affaire : [AFFAIR_NUMBER] <text:span text:style-name="T30">au [DATE]</text:span></text:p>
            </table:table-cell>
          </table:table-row>
        </table:table>
        <table:table table:name="details" table:style-name="details">
          <table:table-column table:style-name="details.A" table:number-columns-repeated="5"/>
          <table:table-header-rows>
            <table:table-row table:style-name="details.1">
              <table:table-cell table:style-name="details.A1" office:value-type="string">
                <text:p text:style-name="P67">Date</text:p>
              </table:table-cell>
              <table:table-cell table:style-name="details.A1" office:value-type="string">
                <text:p text:style-name="P67">N° <text:span text:style-name="T28">de pièce</text:span></text:p>
              </table:table-cell>
              <table:table-cell table:style-name="details.A1" office:value-type="string">
                <text:p text:style-name="P68">Mode</text:p>
              </table:table-cell>
              <table:table-cell table:style-name="details.A1" office:value-type="string">
                <text:p text:style-name="P67">Versements</text:p>
              </table:table-cell>
              <table:table-cell table:style-name="details.E1" office:value-type="string">
                <text:p text:style-name="P69"><text:span text:style-name="T27">V</text:span>ente(s) liée(s)</text:p>
              </table:table-cell>
            </table:table-row>
          </table:table-header-rows>
          <table:table-row table:style-name="details.1">
            <table:table-cell table:style-name="details.A2" office:value-type="string">
              <text:p text:style-name="P26">[PAYMENT_DATE]</text:p>
            </table:table-cell>
            <table:table-cell table:style-name="details.B2" office:value-type="string">
              <text:p text:style-name="P26">[PAYMENT_NUMBER]</text:p>
            </table:table-cell>
            <table:table-cell table:style-name="details.C2" office:value-type="string">
              <text:p text:style-name="P28">[PAYMENT_MODE]</text:p>
            </table:table-cell>
            <table:table-cell table:style-name="details.D2" office:value-type="string">
              <text:p text:style-name="P26">[PAYMENT_AMOUNT]</text:p>
            </table:table-cell>
            <table:table-cell table:style-name="details.E2" office:value-type="string">
              <text:p text:style-name="P27">[SALE_AFFAIR]</text:p>
            </table:table-cell>
          </table:table-row>
        </table:table>
        <table:table table:name="affait-totals" table:style-name="affait-totals">
          <table:table-column table:style-name="affait-totals.A"/>
          <table:table-column table:style-name="affait-totals.B"/>
          <table:table-column table:style-name="affait-totals.C"/>
          <table:table-row table:style-name="affait-totals.1">
            <table:table-cell table:style-name="affait-totals.A1" office:value-type="string">
              <text:p text:style-name="P40"/>
            </table:table-cell>
            <table:table-cell table:style-name="affait-totals.B1">
              <text:p text:style-name="P41"/>
            </table:table-cell>
            <table:table-cell table:style-name="affait-totals.C1" office:value-type="string">
              <text:p text:style-name="P53"><text:span text:style-name="T29">Net à [ACTION] : </text:span>[LEFT_TO_PAY] <text:span text:style-name="T15">€</text:span></text:p>
            </table:table-cell>
          </table:table-row>
        </table:table>
        <text:p text:style-name="P18"/>
      </text:section>
      <table:table table:name="sales-conditions" table:style-name="sales-conditions">
        <table:table-column table:style-name="sales-conditions.A"/>
        <table:table-row table:style-name="TableLine94756392878816">
          <table:table-cell table:style-name="sales-conditions.A1" office:value-type="string">
            <text:p text:style-name="P3">[SALES_CONDITIONS]</text:p>
          </table:table-cell>
        </table:table-row>
      </table:table>
      <text:p text:style-name="P17"/>
      <table:table table:name="payment-mode-complement" table:style-name="payment-mode-complement">
        <table:table-column table:style-name="payment-mode-complement.A"/>
        <table:table-row table:style-name="TableLine94756392881616">
          <table:table-cell table:style-name="payment-mode-complement.A1" office:value-type="string">
            <text:p text:style-name="P47">[PAYMENT_MODE_COMPLEMENT]</text:p>
          </table:table-cell>
        </table:table-row>
      </table:table>
      <text:section text:style-name="Sect2" text:name="Section-parcels">
        <table:table table:name="parcel-title" table:style-name="parcel-title">
          <table:table-column table:style-name="parcel-title.A"/>
          <table:table-row table:style-name="TableLine94756392885616">
            <table:table-cell table:style-name="parcel-title.A1" office:value-type="string">
              <text:p text:style-name="P55">Col<text:span text:style-name="T31">is</text:span></text:p>
            </table:table-cell>
          </table:table-row>
        </table:table>
        <text:p text:style-name="Text_20_body"/>
        <table:table table:name="parcels" table:style-name="parcels">
          <table:table-column table:style-name="parcels.A" table:number-columns-repeated="5"/>
          <table:table-header-rows>
            <table:table-row table:style-name="TableLine94756392890288">
              <table:table-cell table:style-name="parcels.A1" office:value-type="string">
                <text:p text:style-name="P65">Code</text:p>
              </table:table-cell>
              <table:table-cell table:style-name="parcels.A1" office:value-type="string">
                <text:p text:style-name="P65">Désignation</text:p>
              </table:table-cell>
              <table:table-cell table:style-name="parcels.A1" office:value-type="string">
                <text:p text:style-name="P65">Qté</text:p>
              </table:table-cell>
              <table:table-cell table:style-name="parcels.A1" office:value-type="string">
                <text:p text:style-name="P65">Numéro de colis</text:p>
              </table:table-cell>
              <table:table-cell table:style-name="parcels.E1" office:value-type="string">
                <text:p text:style-name="P65">Planifié le</text:p>
              </table:table-cell>
            </table:table-row>
          </table:table-header-rows>
          <table:table-row table:style-name="TableLine94756392900464">
            <table:table-cell table:style-name="parcels.A2" office:value-type="string">
              <text:p text:style-name="P42">[PARCEL_CODE]</text:p>
            </table:table-cell>
            <table:table-cell table:style-name="parcels.D2" office:value-type="string">
              <text:p text:style-name="P43">[PARCEL_VARIANT]</text:p>
            </table:table-cell>
            <table:table-cell table:style-name="parcels.D2" office:value-type="string">
              <text:p text:style-name="P44">[PARCEL_QUANTITY]</text:p>
            </table:table-cell>
            <table:table-cell table:style-name="parcels.D2" office:value-type="string">
              <text:p text:style-name="P45">[PARCEL_NUMBER]</text:p>
            </table:table-cell>
            <table:table-cell table:style-name="parcels.E2" office:value-type="string">
              <text:p text:style-name="P46">[PLANNED_AT]</text:p>
            </table:table-cell>
          </table:table-row>
        </table:table>
        <text:p text:style-name="P19"/>
      </text:section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11pt" fo:font-weight="bold" officeooo:rsid="00930d52" style:font-size-asian="11pt" style:font-weight-asian="bold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08cm" style:rel-column-width="12405*"/>
    </style:style>
    <style:style style:name="footer.B" style:family="table-column">
      <style:table-column-properties style:column-width="1.09cm" style:rel-column-width="3968*"/>
    </style:style>
    <style:style style:name="footer.C" style:family="table-column">
      <style:table-column-properties style:column-width="4.5cm" style:rel-column-width="16380*"/>
    </style:style>
    <style:style style:name="footer.D" style:family="table-column">
      <style:table-column-properties style:column-width="4.494cm" style:rel-column-width="16361*"/>
    </style:style>
    <style:style style:name="footer.E" style:family="table-column">
      <style:table-column-properties style:column-width="3.6cm" style:rel-column-width="13105*"/>
    </style:style>
    <style:style style:name="footer.F" style:family="table-column">
      <style:table-column-properties style:column-width="0.91cm" style:rel-column-width="3316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="none"/>
    </style:style>
    <style:style style:name="MP1" style:family="paragraph" style:parent-style-name="Standard">
      <style:text-properties officeooo:paragraph-rsid="017dae36"/>
    </style:style>
    <style:style style:name="MP2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P3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5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6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MP7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MP8" style:family="paragraph" style:parent-style-name="Table_20_Contents">
      <style:paragraph-properties fo:text-align="center" style:justify-single-word="false"/>
      <style:text-properties officeooo:paragraph-rsid="01497f7b"/>
    </style:style>
    <style:style style:name="MP9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officeooo:rsid="0207b8c9"/>
    </style:style>
    <style:style style:name="MT2" style:family="text">
      <style:text-properties fo:color="#000000" fo:font-style="normal" officeooo:rsid="014cfdef" style:font-style-asian="normal" style:font-style-complex="normal"/>
    </style:style>
    <style:style style:name="MT3" style:family="text">
      <style:text-properties fo:font-style="normal" style:font-style-asian="normal" style:font-style-complex="normal"/>
    </style:style>
    <style:style style:name="MT4" style:family="text">
      <style:text-properties fo:color="#000000" fo:font-style="normal" officeooo:rsid="014b05c9" style:font-style-asian="normal" style:font-style-complex="normal"/>
    </style:style>
    <style:style style:name="MT5" style:family="text">
      <style:text-properties fo:color="#808080" style:font-name="Lato" fo:font-size="8pt" fo:font-style="italic" fo:font-weight="normal" officeooo:rsid="01315fd2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808080" style:font-name="Lato" fo:font-size="8pt" fo:font-style="italic" fo:font-weight="normal" officeooo:rsid="020192b8" style:font-size-asian="8pt" style:font-style-asian="italic" style:font-weight-asian="normal" style:font-size-complex="8pt" style:font-style-complex="italic" style:font-weight-complex="normal"/>
    </style:style>
    <style:style style:name="MT7" style:family="text">
      <style:text-properties fo:color="#808080" style:font-name="Lato" fo:font-size="8pt" fo:font-style="italic" fo:font-weight="normal" officeooo:rsid="02045208" style:font-size-asian="8pt" style:font-style-asian="italic" style:font-weight-asian="normal" style:font-size-complex="8pt" style:font-style-complex="italic" style:font-weight-complex="normal"/>
    </style:style>
    <style:style style:name="MT8" style:family="text">
      <style:text-properties fo:color="#000000" style:font-name="Lato" fo:font-size="8pt" fo:font-style="normal" fo:font-weight="normal" officeooo:rsid="0148899f" style:font-size-asian="8pt" style:font-style-asian="normal" style:font-weight-asian="normal" style:font-size-complex="8pt" style:font-style-complex="normal" style:font-weight-complex="normal"/>
    </style:style>
    <style:style style:name="MT9" style:family="text">
      <style:text-properties officeooo:rsid="01e875fb"/>
    </style:style>
    <style:style style:name="MT10" style:family="text">
      <style:text-properties fo:color="#000000" fo:font-style="normal" style:font-style-asian="normal" style:font-style-complex="normal"/>
    </style:style>
    <style:style style:name="MT11" style:family="text">
      <style:text-properties fo:color="#000000" fo:font-style="normal" officeooo:rsid="01ae0a77" style:font-style-asian="normal" style:font-style-complex="normal"/>
    </style:style>
    <style:style style:name="MT12" style:family="text">
      <style:text-properties fo:color="#000000" style:font-name="Lato1" fo:font-style="normal" officeooo:rsid="01ae0a77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column table:style-name="footer.F"/>
          <table:table-row table:style-name="TableLine94756392222000">
            <table:table-cell table:style-name="footer.A1" office:value-type="string">
              <text:p text:style-name="MP3">[DATE]</text:p>
            </table:table-cell>
            <table:table-cell table:style-name="footer.A1" table:number-columns-spanned="4" office:value-type="string">
              <text:p text:style-name="MP4">[FOOTER]</text:p>
            </table:table-cell>
            <table:covered-table-cell/>
            <table:covered-table-cell/>
            <table:covered-table-cell/>
            <table:table-cell table:style-name="footer.A1" office:value-type="string">
              <text:p text:style-name="MP5"><text:page-number text:select-page="current">2</text:page-number>/<text:span text:style-name="MT1">2</text:span></text:p>
            </table:table-cell>
          </table:table-row>
          <table:table-row table:style-name="TableLine94756392292784">
            <table:table-cell table:style-name="footer.A2" table:number-columns-spanned="2" office:value-type="string">
              <text:p text:style-name="MP6">N° Pièce : <text:span text:style-name="MT2">[NUMBER]</text:span></text:p>
            </table:table-cell>
            <table:covered-table-cell/>
            <table:table-cell table:style-name="footer.A2" office:value-type="string">
              <text:p text:style-name="MP7">N° Client :<text:span text:style-name="MT3"> </text:span><text:span text:style-name="MT4">[CLIENT_NUMBER]</text:span></text:p>
            </table:table-cell>
            <table:table-cell table:style-name="footer.A2" office:value-type="string">
              <text:p text:style-name="MP8"><text:span text:style-name="MT5">L</text:span><text:span text:style-name="MT6">imite de paiemen</text:span><text:span text:style-name="MT7">t </text:span><text:span text:style-name="MT6">: </text:span><text:span text:style-name="MT8">[EXPIRED_AT]</text:span></text:p>
            </table:table-cell>
            <table:table-cell table:style-name="footer.A2" table:number-columns-spanned="2" office:value-type="string">
              <text:p text:style-name="MP9">Net à <text:span text:style-name="MT9">[ACTION] </text:span>:<text:span text:style-name="MT10"> </text:span><text:span text:style-name="MT11">[LEFT_TO_PAY] </text:span><text:span text:style-name="MT12">€</text:span></text:p>
            </table:table-cell>
            <table:covered-table-cell/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JOULIN</meta:initial-creator>
    <meta:creation-date>2017-12-14T14:28:48.263566269</meta:creation-date>
    <meta:generator>LibreOffice/6.4.7.2$Linux_X86_64 LibreOffice_project/40$Build-2</meta:generator>
    <dc:date>2022-02-08T15:10:43.472623313</dc:date>
    <meta:editing-duration>P1DT8H44M29S</meta:editing-duration>
    <meta:editing-cycles>477</meta:editing-cycles>
    <meta:document-statistic meta:table-count="13" meta:image-count="1" meta:object-count="0" meta:page-count="2" meta:paragraph-count="86" meta:word-count="159" meta:character-count="1227" meta:non-whitespace-character-count="1151"/>
  </office:meta>
</office:document-meta>
</file>